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79a93"/>
    </style:style>
    <style:style style:name="P2" style:family="paragraph" style:parent-style-name="Standard">
      <style:text-properties officeooo:rsid="00079a93" officeooo:paragraph-rsid="00079a93"/>
    </style:style>
    <style:style style:name="P3" style:family="paragraph" style:parent-style-name="Standard">
      <style:text-properties officeooo:rsid="00079a93" officeooo:paragraph-rsid="0008f0f5"/>
    </style:style>
    <style:style style:name="P4" style:family="paragraph" style:parent-style-name="Standard">
      <style:text-properties officeooo:paragraph-rsid="0008f0f5"/>
    </style:style>
    <style:style style:name="P5" style:family="paragraph" style:parent-style-name="Standard">
      <style:text-properties officeooo:paragraph-rsid="0009fd89"/>
    </style:style>
    <style:style style:name="T1" style:family="text">
      <style:text-properties officeooo:rsid="00079a93"/>
    </style:style>
    <style:style style:name="T2" style:family="text">
      <style:text-properties officeooo:rsid="0008f0f5"/>
    </style:style>
    <style:style style:name="T3" style:family="text">
      <style:text-properties officeooo:rsid="0009fd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AI</text:p>
      <text:p text:style-name="Standard">Programming task 1</text:p>
      <text:p text:style-name="Standard"/>
      <text:p text:style-name="Standard">K-nearest-neighbours <text:span text:style-name="T1">(k-NN)</text:span></text:p>
      <text:p text:style-name="Standard">Implement k-nearest-neighbours algorithm. </text:p>
      <text:p text:style-name="Standard"/>
      <text:p text:style-name="P3">Input <text:span text:style-name="T2">arguments provided by user</text:span>: <text:s text:c="3"/></text:p>
      <text:p text:style-name="P3"><text:tab/><text:tab/>- path to file with training data</text:p>
      <text:p text:style-name="P2"><text:tab/><text:tab/>- path to file with test data</text:p>
      <text:p text:style-name="P2"><text:tab/><text:tab/>- k - <text:s/>number of <text:span text:style-name="T2">neighbors</text:span> positive <text:span text:style-name="T2">integer</text:span></text:p>
      <text:p text:style-name="P2"/>
      <text:p text:style-name="P1"><text:span text:style-name="T1">As a result program should classify all samples from test data with kNN algorithm based on training data and c</text:span>ompute accuracy (number of correctly classified <text:span text:style-name="T2">samples</text:span> over number of all</text:p>
      <text:p text:style-name="Standard"><text:span text:style-name="T2">samples</text:span>).</text:p>
      <text:p text:style-name="Standard"/>
      <text:p text:style-name="Standard">Program should be tested on data from iris folder. File ’train.txt’ contains</text:p>
      <text:p text:style-name="Standard">training <text:span text:style-name="T2">data</text:span>. File ’test.txt’ contains <text:span text:style-name="T2">test data</text:span>. Program reads the data from</text:p>
      <text:p text:style-name="Standard">training set and classify each case from the test set.</text:p>
      <text:p text:style-name="Standard"/>
      <text:p text:style-name="P4">Provide user interface <text:span text:style-name="T2">(does not have to be graphical)</text:span> to manually input <text:span text:style-name="T2">attribute vector</text:span> for classification and get the <text:span text:style-name="T2">label based on training data</text:span>.</text:p>
      <text:p text:style-name="Standard"/>
      <text:p text:style-name="P5">Program <text:span text:style-name="T1">should be universal, that is it </text:span>works on any data which attributes are numerical except of decision attribute. </text:p>
      <text:p text:style-name="P5"><text:span text:style-name="T2">Program should be self -written <text:s/>and presented during tutorials. External libraries cannot be used.</text:span></text:p>
      <text:p text:style-name="P1"/>
      <text:p text:style-name="Standard">Optional: Plot accuracy versus K <text:span text:style-name="T3">(using excel, python etc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5T19:45:13.832782009</meta:creation-date>
    <dc:date>2021-03-15T20:12:29.941093818</dc:date>
    <meta:editing-duration>PT5M</meta:editing-duration>
    <meta:editing-cycles>1</meta:editing-cycles>
    <meta:document-statistic meta:table-count="0" meta:image-count="0" meta:object-count="0" meta:page-count="1" meta:paragraph-count="17" meta:word-count="167" meta:character-count="1066" meta:non-whitespace-character-count="902"/>
    <meta:generator>LibreOffice/6.0.7.3$Linux_X86_64 LibreOffice_project/00m0$Build-3</meta:generator>
  </office:meta>
</office:document-meta>
</file>